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6.4042in" fo:margin-left="-0.0785in" table:align="left" style:writing-mode="lr-tb"/>
    </style:style>
    <style:style style:name="Tabell1.A" style:family="table-column">
      <style:table-column-properties style:column-width="6.4042in"/>
    </style:style>
    <style:style style:name="Tabell1.1" style:family="table-row">
      <style:table-row-properties fo:keep-together="auto"/>
    </style:style>
    <style:style style:name="Tabell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Liststycke" style:list-style-name="WW8Num2"/>
    <style:style style:name="P3" style:family="paragraph" style:parent-style-name="Liststycke">
      <style:paragraph-properties fo:margin-left="0in" fo:margin-right="0in" fo:text-indent="0in" style:auto-text-indent="false"/>
    </style:style>
    <style:style style:name="T1" style:family="text">
      <style:text-properties fo:font-style="italic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Uppgift i musik och samhälle, frågor</text:h>
      <text:p text:style-name="Standard"/>
      <table:table table:name="Tabell1" table:style-name="Tabell1">
        <table:table-column table:style-name="Tabell1.A"/>
        <table:table-row table:style-name="Tabell1.1">
          <table:table-cell table:style-name="Tabell1.A1" office:value-type="string">
            <text:p text:style-name="Subtitle">Musikens funktioner och betydelse</text:p>
            <text:h text:style-name="Heading_20_3" text:outline-level="3">Uppgift 1: <text:span text:style-name="T1">Idoler</text:span> </text:h>
            <text:p text:style-name="Standard">Välj en känd artist. Leta upp en tidningsintervju med artisten och analysera hur artisten skildras i intervjun. Besvara frågorna och bifoga en länk till intervjun.</text:p>
            <text:p text:style-name="Standard"><text:span text:style-name="T1">Länk</text:span>:</text:p>
            <text:h text:style-name="Heading_20_3" text:outline-level="3">Uppgift 2: Diskussion om resultaten i storgrupp</text:h>
            <text:p text:style-name="Standard">När alla har genomfört sin analys kommer vi diskutera resultaten i storgrupp för se om det finns likheter eller olikheter i hur olika artister skildras.</text:p>
          </table:table-cell>
        </table:table-row>
      </table:table>
      <text:p text:style-name="Standard"/>
      <text:h text:style-name="Heading_20_3" text:outline-level="3">Frågor uppgift: 1</text:h>
      <text:p text:style-name="Standard"/>
      <text:list xml:id="list7850140105697158474" text:style-name="WW8Num2">
        <text:list-item>
          <text:p text:style-name="P2">Varför intervjuas artisten? Är artisten aktuell av någon särskild anledning (konsert, ny skiva etc.)? </text:p>
        </text:list-item>
      </text:list>
      <text:p text:style-name="Standard"/>
      <text:list xml:id="list201046069245927" text:continue-numbering="true" text:style-name="WW8Num2">
        <text:list-item>
          <text:p text:style-name="P2">Berättar artisten om någon annan artist som har influerat artistens musik? Vem/vilka? Vad tycker du att det säger om artisten?</text:p>
        </text:list-item>
      </text:list>
      <text:p text:style-name="P3"/>
      <text:list xml:id="list201046648775635" text:continue-numbering="true" text:style-name="WW8Num2">
        <text:list-item>
          <text:p text:style-name="P2">Finns det ett tydligt tema i intervjun (t.ex. ”svår uppväxt”, ”att vara kvinna i en mansdominerad bransch”, ”att kämpa sig fram och till slut lyckas”)? Om ja, vilket är temat?</text:p>
        </text:list-item>
      </text:list>
      <text:p text:style-name="P3"/>
      <text:p text:style-name="Liststycke">Tips: Ofta skvallrar rubriken på intervjun om vilket tema som den har. </text:p>
      <text:p text:style-name="P3"/>
      <text:list xml:id="list201047302299504" text:continue-numbering="true" text:style-name="WW8Num2">
        <text:list-item>
          <text:p text:style-name="P2">Vilken målgrupp riktar sig artikeln till?</text:p>
        </text:list-item>
      </text:list>
      <text:p text:style-name="Standard"/>
      <text:list xml:id="list201045551389600" text:continue-numbering="true" text:style-name="WW8Num2">
        <text:list-item>
          <text:p text:style-name="P2">Välj ut ett citat som du tycker är intressant. Motivera ditt val.</text:p>
        </text:list-item>
      </text:list>
      <text:p text:style-name="Liststycke"/>
      <text:p text:style-name="Liststycke"/>
      <text:p text:style-name="Liststyck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945in" fo:orphans="2" fo:widows="2" style:writing-mode="lr-tb"/>
      <style:text-properties style:use-window-font-color="true" style:font-name="Garamond" fo:font-family="Garamond" style:font-family-generic="roman" style:font-pitch="variable" fo:font-size="12pt" fo:language="sv" fo:country="SE" style:font-name-asian="Garamond" style:font-family-asian="Garamond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2083in" style:contextual-spacing="true" fo:line-height="100%"/>
      <style:text-properties style:font-name="Arial" fo:font-family="Arial" style:font-family-generic="swiss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style:font-name="Arial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style:contextual-spacing="false" fo:keep-together="always" fo:keep-with-next="always"/>
      <style:text-properties style:font-name="Arial" fo:font-family="Arial" style:font-family-generic="swiss" style:font-pitch="variable" fo:font-size="8pt" fo:font-style="italic" style:font-name-asian="Times New Roman" style:font-family-asian="'Times New Roman'" style:font-family-generic-asian="roman" style:font-pitch-asian="variable" style:font-size-asian="8pt" style:font-style-asian="italic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Footer" style:family="paragraph" style:parent-style-name="Standard" style:class="extra">
      <style:paragraph-properties fo:line-height="100%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Punktlista" style:family="paragraph" style:parent-style-name="Standard" style:list-style-name="WW8Num1">
      <style:paragraph-properties fo:margin-top="0in" fo:margin-bottom="0in" style:contextual-spacing="true"/>
    </style:style>
    <style:style style:name="Subtitle" style:family="paragraph" style:parent-style-name="Standard" style:next-style-name="Standard" style:class="chapter">
      <style:paragraph-properties fo:margin-top="0.139in" fo:margin-bottom="0in" style:contextual-spacing="false"/>
      <style:text-properties style:font-name="Arial" fo:font-family="Arial" style:font-family-generic="swiss" style:font-pitch="variable" fo:letter-spacing="0.0102in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abellText" style:family="paragraph" style:parent-style-name="Standard">
      <style:paragraph-properties style:line-height-at-least="0.1528in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Innehållsförteckningsrubrik" style:family="paragraph" style:parent-style-name="Heading_20_1" style:next-style-name="Standard">
      <style:text-properties fo:font-size="14pt" style:font-size-asian="14pt"/>
    </style:style>
    <style:style style:name="Liststycke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andardstycketypsnitt" style:family="text"/>
    <style:style style:name="Rubrik_20_1_20_Char" style:display-name="Rubrik 1 Char" style:family="text">
      <style:text-properties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Rubrik_20_2_20_Char" style:display-name="Rubrik 2 Char" style:family="text"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Rubrik_20_3_20_Char" style:display-name="Rubrik 3 Char" style:family="text">
      <style:text-properties style:font-name="Arial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ubrik_20_4_20_Char" style:display-name="Rubrik 4 Char" style:family="text">
      <style:text-properties style:font-name="Arial" fo:font-family="Arial" style:font-family-generic="swiss" style:font-pitch="variable" fo:font-size="8pt" fo:font-style="italic" style:font-name-asian="Times New Roman" style:font-family-asian="'Times New Roman'" style:font-family-generic-asian="roman" style:font-pitch-asian="variable" style:font-size-asian="8pt" style:font-style-asian="italic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Sidfot_20_Char" style:display-name="Sidfot Ch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Rubrik_20_Char" style:display-name="Rubrik Char" style:family="text">
      <style:text-properties style:font-name="Arial" fo:font-family="Arial" style:font-family-generic="swiss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Underrubrik_20_Char" style:display-name="Underrubrik Char" style:family="text">
      <style:text-properties style:font-name="Arial" fo:font-family="Arial" style:font-family-generic="swiss" style:font-pitch="variable" fo:font-size="12pt" fo:letter-spacing="0.0102in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tark_20_betoning" style:display-name="Stark betoning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Brödtext_20_Char" style:display-name="Brödtext Char" style:family="text">
      <style:text-properties fo:font-size="12pt" style:font-size-asian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ekl001</meta:initial-creator>
    <meta:creation-date>2014-02-02T19:28:00</meta:creation-date>
    <dc:creator>Jonas Eklund</dc:creator>
    <dc:date>2014-08-12T15:52:00</dc:date>
    <meta:editing-cycles>4</meta:editing-cycles>
    <meta:editing-duration>PT3M</meta:editing-duration>
    <meta:document-statistic meta:table-count="1" meta:image-count="0" meta:object-count="0" meta:page-count="1" meta:paragraph-count="14" meta:word-count="173" meta:character-count="1061" meta:non-whitespace-character-count="904"/>
    <meta:generator>LibreOffice/4.2.8.2$Linux_X86_64 LibreOffice_project/420m0$Build-2</meta:generator>
  </office:meta>
</office:document-meta>
</file>